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02763e" officeooo:paragraph-rsid="00048a41" style:font-weight-asian="normal" style:font-weight-complex="normal"/>
    </style:style>
    <style:style style:name="P2" style:family="paragraph" style:parent-style-name="Standard">
      <style:text-properties fo:font-weight="normal" officeooo:rsid="0000099c" officeooo:paragraph-rsid="00048a41" style:font-weight-asian="normal" style:font-weight-complex="normal"/>
    </style:style>
    <style:style style:name="P3" style:family="paragraph" style:parent-style-name="Standard">
      <style:text-properties officeooo:rsid="0000099c" officeooo:paragraph-rsid="00048a41"/>
    </style:style>
    <style:style style:name="P4" style:family="paragraph" style:parent-style-name="Standard">
      <style:text-properties fo:font-weight="bold" officeooo:rsid="00005ffa" officeooo:paragraph-rsid="00048a41" style:font-weight-asian="bold" style:font-weight-complex="bold"/>
    </style:style>
    <style:style style:name="P5" style:family="paragraph" style:parent-style-name="Standard">
      <style:text-properties fo:font-weight="bold" officeooo:rsid="0000099c" officeooo:paragraph-rsid="00048a41" style:font-weight-asian="bold" style:font-weight-complex="bold"/>
    </style:style>
    <style:style style:name="P6" style:family="paragraph" style:parent-style-name="Standard">
      <style:text-properties style:font-name="Liberation Serif" fo:font-weight="normal" officeooo:rsid="00046f23" officeooo:paragraph-rsid="00048a41" style:font-weight-asian="normal" style:font-weight-complex="normal"/>
    </style:style>
    <style:style style:name="P7" style:family="paragraph" style:parent-style-name="Standard">
      <style:text-properties style:font-name="Liberation Serif" fo:font-weight="bold" officeooo:rsid="00046f23" officeooo:paragraph-rsid="00048a41" style:font-weight-asian="bold" style:font-weight-complex="bold"/>
    </style:style>
    <style:style style:name="T1" style:family="text">
      <style:text-properties officeooo:rsid="00005ffa"/>
    </style:style>
    <style:style style:name="T2" style:family="text">
      <style:text-properties fo:font-weight="bold" style:font-weight-asian="bold" style:font-weight-complex="bold"/>
    </style:style>
    <style:style style:name="T3" style:family="text">
      <style:text-properties fo:font-weight="normal" officeooo:rsid="00005ffa" style:font-weight-asian="normal" style:font-weight-complex="normal"/>
    </style:style>
    <style:style style:name="T4" style:family="text">
      <style:text-properties fo:font-weight="normal" officeooo:rsid="00008678" style:font-weight-asian="normal" style:font-weight-complex="normal"/>
    </style:style>
    <style:style style:name="T5" style:family="text">
      <style:text-properties fo:font-weight="normal" officeooo:rsid="0002763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Autonoma de Mexico</text:p>
      <text:p text:style-name="P3">Facultad de Ingenieria</text:p>
      <text:p text:style-name="P3">Division de Ingenieria Electrica</text:p>
      <text:p text:style-name="P3"/>
      <text:p text:style-name="P3">Proyecto 2</text:p>
      <text:p text:style-name="P3">Monitor de Sistema</text:p>
      <text:p text:style-name="P3"/>
      <text:p text:style-name="P3"/>
      <text:p text:style-name="P4">Objetivo</text:p>
      <text:p text:style-name="P3"><text:tab/>El proyecto 2 tiene como finalidad implementar todo lo visto en teoría en nuestra clase de sistemas operativos específicamente en las unidades de Administración de procesos y planificación de procesos. Desarrollando un monitor de recursos del sistema operativo.</text:p>
      <text:p text:style-name="P3"><text:tab/></text:p>
      <text:p text:style-name="P4">Implementación</text:p>
      <text:p text:style-name="P3"><text:tab/>Para dicho desarrollo me pareció interesante poder monitorear <text:s/>el uso del CPU (A la hora de ejecutar el monitor, el promedio del ultimo minuto, en cinco minutos y al final de 10 minutos). <text:tab/>También la cantidad de memoria total y libre, datos del procesador <text:s/>y los procesos activos (Nombre, estado, hilos ejecutándose y memoria ocupada)</text:p>
      <text:p text:style-name="P3"/>
      <text:p text:style-name="P5">lógica de operación (cómo lo resuelve), </text:p>
      <text:p text:style-name="P2"><text:tab/><text:span text:style-name="T1">El lenguaje de programación que elegí para su desarrollo fue c, ya que tengo un poco mas de experiencia o acercamiento a este lenguaje.</text:span></text:p>
      <text:p text:style-name="P3"><text:span text:style-name="T2"><text:tab/><text:tab/></text:span><text:span text:style-name="T3">Para poder obtener los datos utilice el sistema de archivos /proc que contiene un sistema de archivos el cual se crea en memoria, este sistema lo utilice para tener información relacionada con el sistema tales como la información del cpu el proceso 1, información de memoria, etc.</text:span></text:p>
      <text:p text:style-name="P3"><text:span text:style-name="T3"><text:tab/></text:span><text:span text:style-name="T4">Para poder </text:span><text:span text:style-name="T5">visualizar </text:span><text:span text:style-name="T4">todo lo anterior se implementaron hilos, multiprocesos y sincronizacion entre procesos </text:span><text:span text:style-name="T5">con los temas vistos en clases</text:span><text:span text:style-name="T4">.</text:span></text:p>
      <text:p text:style-name="P3"><text:span text:style-name="T4"><text:tab/>Para la parte grafica utilice </text:span><text:span text:style-name="T5">GTK (The GIMP Toolkit) que es un conjunto de bibliotecas multiplataforma, precisamente para desarrollar interfaces graficas de usuario y tiene soporte para varios lenguajes de programación como C, C++, C#, Java, Perl, PHP y Python.</text:span></text:p>
      <text:p text:style-name="P1"><text:tab/>La razón por la que elegi esta herramienta fue porque es de software libre y es parte del proyecto GNU y porque es compatible con varios lenguajes de programación como mencione previamente. </text:p>
      <text:p text:style-name="P1"/>
      <text:p text:style-name="P7">bibliografia</text:p>
      <text:p text:style-name="P6">http://www.tldp.org/pub/Linux/docs/ldp-archived/system-admin-guide/translations/es/html/ch04s07.html</text:p>
      <text:p text:style-name="P6">http://man7.org/linux/man-pages/man5/proc.5.html</text:p>
      <text:p text:style-name="P6">https://poesiabinaria.net/2017/07/obtener-informacion-basica-procesos-del-sistema-linux-c-c-parte-3/</text:p>
      <text:p text:style-name="P6">https://linux-buddy.blogspot.com/2013/12/gtk3-example-of-grid.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0T01:27:16.764419900</dc:date>
    <meta:editing-duration>PT1M34S</meta:editing-duration>
    <meta:editing-cycles>2</meta:editing-cycles>
    <meta:generator>LibreOffice/6.0.3.2$Linux_X86_64 LibreOffice_project/00m0$Build-2</meta:generator>
    <meta:document-statistic meta:table-count="0" meta:image-count="0" meta:object-count="0" meta:page-count="1" meta:paragraph-count="21" meta:word-count="286" meta:character-count="2119" meta:non-whitespace-character-count="1839"/>
  </office:meta>
</office:document-meta>
</file>